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h text:style-name="Heading_20_5" text:outline-level="5">GitHub Username: kelhammer</text:h>
      <text:h text:style-name="Heading_20_5" text:outline-level="5">Team name: Team 3</text:h>
      <text:h text:style-name="Heading_20_5" text:outline-level="5">Today’s date: 10/12</text:h>
      <text:h text:style-name="Heading_20_1" text:outline-level="1">What tools have you we worked with so far in this class?</text:h>
      <text:list text:style-name="L2">
        <text:list-item>
          <text:p text:style-name="P2">GitHub</text:p>
        </text:list-item>
        <text:list-item>
          <text:p text:style-name="P2">Markdown</text:p>
        </text:list-item>
        <text:list-item>
          <text:p text:style-name="P2">Cloud 9</text:p>
        </text:list-item>
        <text:list-item>
          <text:p text:style-name="P2">Pandoc</text:p>
        </text:list-item>
        <text:list-item>
          <text:p text:style-name="P2">Command Line</text:p>
        </text:list-item>
      </text:list>
      <text:h text:style-name="Heading_20_1" text:outline-level="1">Which have you found most potentially useful?</text:h>
      <text:p text:style-name="First_20_paragraph">GitHub</text:p>
      <text:h text:style-name="Heading_20_1" text:outline-level="1">Why?</text:h>
      <text:p text:style-name="First_20_paragraph">I can see myself building websites later and this is the best system I’ve ever used to do that. It also does a lot of other things too.</text:p>
      <text:h text:style-name="Heading_20_2" text:outline-level="2">What tools have been the most difficult to learn?</text:h>
      <text:p text:style-name="First_20_paragraph"><text:span text:style-name="T3">Everything</text:span>, <text:span text:style-name="T4">everything</text:span> has been difficult. That’s not a cop-out, it’s just true.</text:p>
      <text:h text:style-name="Heading_20_2" text:outline-level="2">Why have they been particularly difficult to learn and use?</text:h>
      <text:p text:style-name="First_20_paragraph">Everything has different and extensive rules and is built using a language I’ve never used before.</text:p>
      <text:h text:style-name="Heading_20_1" text:outline-level="1">What tools would you like to learn more about?</text:h>
      <text:p text:style-name="First_20_paragraph">I would like to learn more about Pandoc because I think it will help me write my thesis later. <text:span text:style-name="T5">Tries</text:span><text:span text:style-name="T6"> </text:span><text:span text:style-name="T7">not</text:span><text:span text:style-name="T8"> </text:span><text:span text:style-name="T9">to</text:span><text:span text:style-name="T10"> </text:span><text:span text:style-name="T11">freak</text:span><text:span text:style-name="T12"> </text:span><text:span text:style-name="T13">out</text:span><text:span text:style-name="T14"> </text:span><text:span text:style-name="T15">about</text:span><text:span text:style-name="T16"> </text:span><text:span text:style-name="T17">thesis</text:span></text:p>
      <text:p text:style-name="Horizontal_20_Line"/>
      <text:p text:style-name="First_20_paragraph"><text:span text:style-name="T18">When</text:span><text:span text:style-name="T19"> </text:span><text:span text:style-name="T20">you</text:span><text:span text:style-name="T21"> </text:span><text:span text:style-name="T22">are</text:span><text:span text:style-name="T23"> </text:span><text:span text:style-name="T24">finished</text:span><text:span text:style-name="T25"> </text:span><text:span text:style-name="T26">with</text:span><text:span text:style-name="T27"> </text:span><text:span text:style-name="T28">the</text:span><text:span text:style-name="T29"> </text:span><text:span text:style-name="T30">questions</text:span><text:span text:style-name="T31"> </text:span><text:span text:style-name="T32">in</text:span><text:span text:style-name="T33"> </text:span><text:span text:style-name="T34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